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4">
            <text:p>24-Dec-2010</text:p>
          </table:table-cell>
          <table:table-cell table:style-name="ce22" office:value-type="string">
            <text:p>1.1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GateIn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PRL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0">
            <text:p>0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PRL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PRL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PRL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PRL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office:value-type="string">
            <text:p>SNF_PRL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2">
          <table:table-cell office:value-type="string">
            <text:p>SNF_PRL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office:value-type="string">
            <text:p>SNF_PRL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5">
          <table:table-cell office:value-type="string">
            <text:p>SNF_PRL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2">
          <table:table-cell office:value-type="string">
            <text:p>SNF_PRL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office:value-type="string">
            <text:p>SNF_PRL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office:value-type="string">
            <text:p>SNF_PRL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office:value-type="string">
            <text:p>SNF_PRL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2">
          <table:table-cell office:value-type="string">
            <text:p>SNF_PRL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0">
            <text:p>0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5:37:13</dc:date>
    <meta:editing-cycles>761</meta:editing-cycles>
    <meta:editing-duration>P11DT7H31M59S</meta:editing-duration>
    <meta:user-defined meta:name="Info 1"/>
    <meta:user-defined meta:name="Info 2"/>
    <meta:user-defined meta:name="Info 3"/>
    <meta:user-defined meta:name="Info 4"/>
    <meta:document-statistic meta:table-count="4" meta:cell-count="1290" meta:object-count="5"/>
  </office:meta>
</office:document-meta>
</file>